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.872cm" svg:height="14.237cm" svg:x="0.083cm" svg:y="4.17cm">
            <draw:object draw:notify-on-update-of-ranges="Sheet1.A2:Sheet1.A9 Sheet1.B1:Sheet1.B1 Sheet1.B2:Sheet1.B9 Sheet1.C1:Sheet1.C1 Sheet1.C2:Sheet1.C9 Sheet1.D1:Sheet1.D1 Sheet1.D2:Sheet1.D9 Sheet1.E1:Sheet1.E1 Sheet1.E2:Sheet1.E9 Sheet1.F1:Sheet1.F1 Sheet1.F2:Sheet1.F9 Sheet1.G1:Sheet1.G1 Sheet1.G2:Sheet1.G9 Sheet1.H1:Sheet1.H1 Sheet1.H2:Sheet1.H9 Sheet1.I1:Sheet1.I1 Sheet1.I2:Sheet1.I9 Sheet1.J1:Sheet1.J1 Sheet1.J2:Sheet1.J9 Sheet1.K1:Sheet1.K1 Sheet1.K2:Sheet1.K9 Sheet1.L1:Sheet1.L1 Sheet1.L2:Sheet1.L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Default"/>
          <table:table-cell office:value-type="string" calcext:value-type="string">
            <text:p>100k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k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percentage" office:value="0.5" calcext:value-type="percentage">
            <text:p>50.000%</text:p>
          </table:table-cell>
          <table:table-cell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office:value-type="float" office:value="1.45" calcext:value-type="float">
            <text:p>1.45</text:p>
          </table:table-cell>
          <table:table-cell office:value-type="float" office:value="1.28" calcext:value-type="float">
            <text:p>1.28</text:p>
          </table:table-cell>
          <table:table-cell office:value-type="float" office:value="1.1" calcext:value-type="float">
            <text:p>1.1</text:p>
          </table:table-cell>
          <table:table-cell office:value-type="float" office:value="1.06" calcext:value-type="float">
            <text:p>1.06</text:p>
          </table:table-cell>
          <table:table-cell office:value-type="float" office:value="1.03" calcext:value-type="float">
            <text:p>1.03</text:p>
          </table:table-cell>
          <table:table-cell office:value-type="float" office:value="1.09" calcext:value-type="float">
            <text:p>1.09</text:p>
          </table:table-cell>
          <table:table-cell office:value-type="float" office:value="1.05" calcext:value-type="float">
            <text:p>1.05</text:p>
          </table:table-cell>
          <table:table-cell office:value-type="float" office:value="1.02" calcext:value-type="float">
            <text:p>1.02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percentage" office:value="0.75" calcext:value-type="percentage">
            <text:p>75.000%</text:p>
          </table:table-cell>
          <table:table-cell office:value-type="float" office:value="21.76" calcext:value-type="float">
            <text:p>21.76</text:p>
          </table:table-cell>
          <table:table-cell office:value-type="float" office:value="20.29" calcext:value-type="float">
            <text:p>20.29</text:p>
          </table:table-cell>
          <table:table-cell office:value-type="float" office:value="4.01" calcext:value-type="float">
            <text:p>4.01</text:p>
          </table:table-cell>
          <table:table-cell office:value-type="float" office:value="1.89" calcext:value-type="float">
            <text:p>1.89</text:p>
          </table:table-cell>
          <table:table-cell office:value-type="float" office:value="1.52" calcext:value-type="float">
            <text:p>1.52</text:p>
          </table:table-cell>
          <table:table-cell office:value-type="float" office:value="1.42" calcext:value-type="float">
            <text:p>1.42</text:p>
          </table:table-cell>
          <table:table-cell office:value-type="float" office:value="1.33" calcext:value-type="float">
            <text:p>1.33</text:p>
          </table:table-cell>
          <table:table-cell office:value-type="float" office:value="1.4" calcext:value-type="float">
            <text:p>1.4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percentage" office:value="0.9" calcext:value-type="percentage">
            <text:p>90.000%</text:p>
          </table:table-cell>
          <table:table-cell office:value-type="float" office:value="39.74" calcext:value-type="float">
            <text:p>39.74</text:p>
          </table:table-cell>
          <table:table-cell office:value-type="float" office:value="34.81" calcext:value-type="float">
            <text:p>34.81</text:p>
          </table:table-cell>
          <table:table-cell office:value-type="float" office:value="12.7" calcext:value-type="float">
            <text:p>12.7</text:p>
          </table:table-cell>
          <table:table-cell office:value-type="float" office:value="3.08" calcext:value-type="float">
            <text:p>3.08</text:p>
          </table:table-cell>
          <table:table-cell office:value-type="float" office:value="1.96" calcext:value-type="float">
            <text:p>1.96</text:p>
          </table:table-cell>
          <table:table-cell office:value-type="float" office:value="1.74" calcext:value-type="float">
            <text:p>1.74</text:p>
          </table:table-cell>
          <table:table-cell office:value-type="float" office:value="1.66" calcext:value-type="float">
            <text:p>1.66</text:p>
          </table:table-cell>
          <table:table-cell office:value-type="float" office:value="1.75" calcext:value-type="float">
            <text:p>1.75</text:p>
          </table:table-cell>
          <table:table-cell office:value-type="float" office:value="1.6" calcext:value-type="float">
            <text:p>1.6</text:p>
          </table:table-cell>
          <table:table-cell office:value-type="float" office:value="1.52" calcext:value-type="float">
            <text:p>1.52</text:p>
          </table:table-cell>
          <table:table-cell office:value-type="float" office:value="1.53" calcext:value-type="float">
            <text:p>1.53</text:p>
          </table:table-cell>
          <table:table-cell/>
        </table:table-row>
        <table:table-row table:style-name="ro1">
          <table:table-cell office:value-type="percentage" office:value="0.99" calcext:value-type="percentage">
            <text:p>99.000%</text:p>
          </table:table-cell>
          <table:table-cell office:value-type="float" office:value="60.13" calcext:value-type="float">
            <text:p>60.13</text:p>
          </table:table-cell>
          <table:table-cell office:value-type="float" office:value="54.05" calcext:value-type="float">
            <text:p>54.05</text:p>
          </table:table-cell>
          <table:table-cell office:value-type="float" office:value="31.12" calcext:value-type="float">
            <text:p>31.12</text:p>
          </table:table-cell>
          <table:table-cell office:value-type="float" office:value="12.95" calcext:value-type="float">
            <text:p>12.95</text:p>
          </table:table-cell>
          <table:table-cell office:value-type="float" office:value="7.44" calcext:value-type="float">
            <text:p>7.44</text:p>
          </table:table-cell>
          <table:table-cell office:value-type="float" office:value="4.99" calcext:value-type="float">
            <text:p>4.99</text:p>
          </table:table-cell>
          <table:table-cell office:value-type="float" office:value="2.22" calcext:value-type="float">
            <text:p>2.22</text:p>
          </table:table-cell>
          <table:table-cell office:value-type="float" office:value="2.38" calcext:value-type="float">
            <text:p>2.38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3" calcext:value-type="float">
            <text:p>2.13</text:p>
          </table:table-cell>
          <table:table-cell/>
        </table:table-row>
        <table:table-row table:style-name="ro1">
          <table:table-cell office:value-type="percentage" office:value="0.999" calcext:value-type="percentage">
            <text:p>99.900%</text:p>
          </table:table-cell>
          <table:table-cell office:value-type="float" office:value="73.73" calcext:value-type="float">
            <text:p>73.73</text:p>
          </table:table-cell>
          <table:table-cell office:value-type="float" office:value="68.16" calcext:value-type="float">
            <text:p>68.16</text:p>
          </table:table-cell>
          <table:table-cell office:value-type="float" office:value="47.81" calcext:value-type="float">
            <text:p>47.81</text:p>
          </table:table-cell>
          <table:table-cell office:value-type="float" office:value="29.76" calcext:value-type="float">
            <text:p>29.76</text:p>
          </table:table-cell>
          <table:table-cell office:value-type="float" office:value="17.3" calcext:value-type="float">
            <text:p>17.3</text:p>
          </table:table-cell>
          <table:table-cell office:value-type="float" office:value="13.27" calcext:value-type="float">
            <text:p>13.27</text:p>
          </table:table-cell>
          <table:table-cell office:value-type="float" office:value="5.3" calcext:value-type="float">
            <text:p>5.3</text:p>
          </table:table-cell>
          <table:table-cell office:value-type="float" office:value="7.8" calcext:value-type="float">
            <text:p>7.8</text:p>
          </table:table-cell>
          <table:table-cell office:value-type="float" office:value="4.39" calcext:value-type="float">
            <text:p>4.39</text:p>
          </table:table-cell>
          <table:table-cell office:value-type="float" office:value="4.8" calcext:value-type="float">
            <text:p>4.8</text:p>
          </table:table-cell>
          <table:table-cell office:value-type="float" office:value="2.38" calcext:value-type="float">
            <text:p>2.38</text:p>
          </table:table-cell>
          <table:table-cell/>
        </table:table-row>
        <table:table-row table:style-name="ro1">
          <table:table-cell office:value-type="percentage" office:value="0.9999" calcext:value-type="percentage">
            <text:p>99.990%</text:p>
          </table:table-cell>
          <table:table-cell office:value-type="float" office:value="88.96" calcext:value-type="float">
            <text:p>88.96</text:p>
          </table:table-cell>
          <table:table-cell office:value-type="float" office:value="78.01" calcext:value-type="float">
            <text:p>78.01</text:p>
          </table:table-cell>
          <table:table-cell office:value-type="float" office:value="63.04" calcext:value-type="float">
            <text:p>63.04</text:p>
          </table:table-cell>
          <table:table-cell office:value-type="float" office:value="46.21" calcext:value-type="float">
            <text:p>46.21</text:p>
          </table:table-cell>
          <table:table-cell office:value-type="float" office:value="26.25" calcext:value-type="float">
            <text:p>26.25</text:p>
          </table:table-cell>
          <table:table-cell office:value-type="float" office:value="19.47" calcext:value-type="float">
            <text:p>19.47</text:p>
          </table:table-cell>
          <table:table-cell office:value-type="float" office:value="12.3" calcext:value-type="float">
            <text:p>12.3</text:p>
          </table:table-cell>
          <table:table-cell office:value-type="float" office:value="19.15" calcext:value-type="float">
            <text:p>19.15</text:p>
          </table:table-cell>
          <table:table-cell office:value-type="float" office:value="7.35" calcext:value-type="float">
            <text:p>7.35</text:p>
          </table:table-cell>
          <table:table-cell office:value-type="float" office:value="7.07" calcext:value-type="float">
            <text:p>7.07</text:p>
          </table:table-cell>
          <table:table-cell office:value-type="float" office:value="3.02" calcext:value-type="float">
            <text:p>3.02</text:p>
          </table:table-cell>
          <table:table-cell/>
        </table:table-row>
        <table:table-row table:style-name="ro1">
          <table:table-cell office:value-type="percentage" office:value="0.99999" calcext:value-type="percentage">
            <text:p>99.999%</text:p>
          </table:table-cell>
          <table:table-cell office:value-type="float" office:value="106.3" calcext:value-type="float">
            <text:p>106.3</text:p>
          </table:table-cell>
          <table:table-cell office:value-type="float" office:value="88.64" calcext:value-type="float">
            <text:p>88.64</text:p>
          </table:table-cell>
          <table:table-cell office:value-type="float" office:value="74.94" calcext:value-type="float">
            <text:p>74.94</text:p>
          </table:table-cell>
          <table:table-cell office:value-type="float" office:value="53.89" calcext:value-type="float">
            <text:p>53.89</text:p>
          </table:table-cell>
          <table:table-cell office:value-type="float" office:value="32.43" calcext:value-type="float">
            <text:p>32.43</text:p>
          </table:table-cell>
          <table:table-cell office:value-type="float" office:value="26.42" calcext:value-type="float">
            <text:p>26.42</text:p>
          </table:table-cell>
          <table:table-cell office:value-type="float" office:value="15.76" calcext:value-type="float">
            <text:p>15.76</text:p>
          </table:table-cell>
          <table:table-cell office:value-type="float" office:value="23.98" calcext:value-type="float">
            <text:p>23.98</text:p>
          </table:table-cell>
          <table:table-cell office:value-type="float" office:value="7.35" calcext:value-type="float">
            <text:p>7.35</text:p>
          </table:table-cell>
          <table:table-cell office:value-type="float" office:value="7.07" calcext:value-type="float">
            <text:p>7.07</text:p>
          </table:table-cell>
          <table:table-cell office:value-type="float" office:value="3.02" calcext:value-type="float">
            <text:p>3.02</text:p>
          </table:table-cell>
          <table:table-cell/>
        </table:table-row>
        <table:table-row table:style-name="ro1">
          <table:table-cell office:value-type="percentage" office:value="1" calcext:value-type="percentage">
            <text:p>100.000%</text:p>
          </table:table-cell>
          <table:table-cell office:value-type="float" office:value="111.42" calcext:value-type="float">
            <text:p>111.42</text:p>
          </table:table-cell>
          <table:table-cell office:value-type="float" office:value="96.32" calcext:value-type="float">
            <text:p>96.32</text:p>
          </table:table-cell>
          <table:table-cell office:value-type="float" office:value="80.96" calcext:value-type="float">
            <text:p>80.96</text:p>
          </table:table-cell>
          <table:table-cell office:value-type="float" office:value="57.66" calcext:value-type="float">
            <text:p>57.66</text:p>
          </table:table-cell>
          <table:table-cell office:value-type="float" office:value="34.33" calcext:value-type="float">
            <text:p>34.33</text:p>
          </table:table-cell>
          <table:table-cell office:value-type="float" office:value="27.53" calcext:value-type="float">
            <text:p>27.53</text:p>
          </table:table-cell>
          <table:table-cell office:value-type="float" office:value="15.76" calcext:value-type="float">
            <text:p>15.76</text:p>
          </table:table-cell>
          <table:table-cell office:value-type="float" office:value="23.98" calcext:value-type="float">
            <text:p>23.98</text:p>
          </table:table-cell>
          <table:table-cell office:value-type="float" office:value="7.35" calcext:value-type="float">
            <text:p>7.35</text:p>
          </table:table-cell>
          <table:table-cell office:value-type="float" office:value="7.07" calcext:value-type="float">
            <text:p>7.07</text:p>
          </table:table-cell>
          <table:table-cell office:value-type="float" office:value="3.02" calcext:value-type="float">
            <text:p>3.02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11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 number:title="User-defined">
      <number:number number:decimal-places="3" loext:min-decimal-places="3" number:min-integer-digits="1"/>
      <number:text>%</number:text>
    </number:percentage-style>
    <number:number-style style:name="N112">
      <number:number number:decimal-places="0" loext:min-decimal-places="0" number:min-integer-digits="1"/>
      <number:text>ms</number:text>
    </number:number-style>
    <number:number-style style:name="N113">
      <number:number number:decimal-places="0" loext:min-decimal-places="0" number:min-integer-digits="1"/>
      <number:text>m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16:03:07.856073854</meta:creation-date>
    <dc:date>2020-05-20T19:00:07.647791904</dc:date>
    <meta:editing-duration>PT2H14M39S</meta:editing-duration>
    <meta:editing-cycles>1</meta:editing-cycles>
    <meta:document-statistic meta:table-count="1" meta:cell-count="107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1" number:title="User-defined">
      <number:number number:decimal-places="3" loext:min-decimal-places="3" number:min-integer-digits="1"/>
      <number:text>%</number:text>
    </number:percentage-style>
    <number:number-style style:name="N113">
      <number:number number:decimal-places="0" loext:min-decimal-places="0" number:min-integer-digits="1"/>
      <number:text>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873cm" svg:height="14.238cm" xlink:href=".." xlink:type="simple" chart:class="chart:line" chart:style-name="ch1">
        <chart:legend chart:legend-position="end" svg:x="24.788cm" svg:y="4.33cm" style:legend-expansion="high" chart:style-name="ch2"/>
        <chart:plot-area chart:style-name="ch3" table:cell-range-address="Sheet1.A1:Sheet1.L9" chart:data-source-has-labels="both" svg:x="0.537cm" svg:y="0.284cm" svg:width="23.714cm" svg:height="13.67cm">
          <chartooo:coordinate-region svg:x="1.635cm" svg:y="0.483cm" svg:width="21.662cm" svg:height="12.824cm"/>
          <chart:axis chart:dimension="x" chart:name="primary-x" chart:style-name="ch4" chartooo:axis-type="auto">
            <chartooo:date-scale/>
            <chart:categories table:cell-range-address="Sheet1.A2:Sheet1.A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B9" chart:label-cell-address="Sheet1.B1:Sheet1.B1" chart:class="chart:line">
            <chart:data-point chart:repeated="8"/>
          </chart:series>
          <chart:series chart:style-name="ch8" chart:values-cell-range-address="Sheet1.C2:Sheet1.C9" chart:label-cell-address="Sheet1.C1:Sheet1.C1" chart:class="chart:line">
            <chart:data-point chart:repeated="8"/>
          </chart:series>
          <chart:series chart:style-name="ch9" chart:values-cell-range-address="Sheet1.D2:Sheet1.D9" chart:label-cell-address="Sheet1.D1:Sheet1.D1" chart:class="chart:line">
            <chart:data-point chart:repeated="8"/>
          </chart:series>
          <chart:series chart:style-name="ch10" chart:values-cell-range-address="Sheet1.E2:Sheet1.E9" chart:label-cell-address="Sheet1.E1:Sheet1.E1" chart:class="chart:line">
            <chart:data-point chart:repeated="8"/>
          </chart:series>
          <chart:series chart:style-name="ch11" chart:values-cell-range-address="Sheet1.F2:Sheet1.F9" chart:label-cell-address="Sheet1.F1:Sheet1.F1" chart:class="chart:line">
            <chart:data-point chart:repeated="8"/>
          </chart:series>
          <chart:series chart:style-name="ch12" chart:values-cell-range-address="Sheet1.G2:Sheet1.G9" chart:label-cell-address="Sheet1.G1:Sheet1.G1" chart:class="chart:line">
            <chart:data-point chart:repeated="8"/>
          </chart:series>
          <chart:series chart:style-name="ch13" chart:values-cell-range-address="Sheet1.H2:Sheet1.H9" chart:label-cell-address="Sheet1.H1:Sheet1.H1" chart:class="chart:line">
            <chart:data-point chart:repeated="8"/>
          </chart:series>
          <chart:series chart:style-name="ch14" chart:values-cell-range-address="Sheet1.I2:Sheet1.I9" chart:label-cell-address="Sheet1.I1:Sheet1.I1" chart:class="chart:line">
            <chart:data-point chart:repeated="8"/>
          </chart:series>
          <chart:series chart:style-name="ch15" chart:values-cell-range-address="Sheet1.J2:Sheet1.J9" chart:label-cell-address="Sheet1.J1:Sheet1.J1" chart:class="chart:line">
            <chart:data-point chart:repeated="8"/>
          </chart:series>
          <chart:series chart:style-name="ch16" chart:values-cell-range-address="Sheet1.K2:Sheet1.K9" chart:label-cell-address="Sheet1.K1:Sheet1.K1" chart:class="chart:line">
            <chart:data-point chart:repeated="8"/>
          </chart:series>
          <chart:series chart:style-name="ch17" chart:values-cell-range-address="Sheet1.L2:Sheet1.L9" chart:label-cell-address="Sheet1.L1:Sheet1.L1" chart:class="chart:line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k</text:p>
                <draw:g>
                  <svg:desc>Sheet1.B1:Sheet1.B1</svg:desc>
                </draw:g>
              </table:table-cell>
              <table:table-cell office:value-type="string">
                <text:p>80k</text:p>
                <draw:g>
                  <svg:desc>Sheet1.C1:Sheet1.C1</svg:desc>
                </draw:g>
              </table:table-cell>
              <table:table-cell office:value-type="string">
                <text:p>50k</text:p>
                <draw:g>
                  <svg:desc>Sheet1.D1:Sheet1.D1</svg:desc>
                </draw:g>
              </table:table-cell>
              <table:table-cell office:value-type="string">
                <text:p>30k</text:p>
                <draw:g>
                  <svg:desc>Sheet1.E1:Sheet1.E1</svg:desc>
                </draw:g>
              </table:table-cell>
              <table:table-cell office:value-type="string">
                <text:p>10k</text:p>
                <draw:g>
                  <svg:desc>Sheet1.F1:Sheet1.F1</svg:desc>
                </draw:g>
              </table:table-cell>
              <table:table-cell office:value-type="string">
                <text:p>5k</text:p>
                <draw:g>
                  <svg:desc>Sheet1.G1:Sheet1.G1</svg:desc>
                </draw:g>
              </table:table-cell>
              <table:table-cell office:value-type="string">
                <text:p>1k</text:p>
                <draw:g>
                  <svg:desc>Sheet1.H1:Sheet1.H1</svg:desc>
                </draw:g>
              </table:table-cell>
              <table:table-cell office:value-type="string">
                <text:p>500</text:p>
                <draw:g>
                  <svg:desc>Sheet1.I1:Sheet1.I1</svg:desc>
                </draw:g>
              </table:table-cell>
              <table:table-cell office:value-type="string">
                <text:p>100</text:p>
                <draw:g>
                  <svg:desc>Sheet1.J1:Sheet1.J1</svg:desc>
                </draw:g>
              </table:table-cell>
              <table:table-cell office:value-type="string">
                <text:p>50</text:p>
                <draw:g>
                  <svg:desc>Sheet1.K1:Sheet1.K1</svg:desc>
                </draw:g>
              </table:table-cell>
              <table:table-cell office:value-type="string">
                <text:p>10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Sheet1.A2:Sheet1.A9</svg:desc>
                </draw:g>
              </table:table-cell>
              <table:table-cell office:value-type="float" office:value="2.18">
                <text:p>2.18</text:p>
                <draw:g>
                  <svg:desc>Sheet1.B2:Sheet1.B9</svg:desc>
                </draw:g>
              </table:table-cell>
              <table:table-cell office:value-type="float" office:value="2.17">
                <text:p>2.17</text:p>
                <draw:g>
                  <svg:desc>Sheet1.C2:Sheet1.C9</svg:desc>
                </draw:g>
              </table:table-cell>
              <table:table-cell office:value-type="float" office:value="1.45">
                <text:p>1.45</text:p>
                <draw:g>
                  <svg:desc>Sheet1.D2:Sheet1.D9</svg:desc>
                </draw:g>
              </table:table-cell>
              <table:table-cell office:value-type="float" office:value="1.28">
                <text:p>1.28</text:p>
                <draw:g>
                  <svg:desc>Sheet1.E2:Sheet1.E9</svg:desc>
                </draw:g>
              </table:table-cell>
              <table:table-cell office:value-type="float" office:value="1.1">
                <text:p>1.1</text:p>
                <draw:g>
                  <svg:desc>Sheet1.F2:Sheet1.F9</svg:desc>
                </draw:g>
              </table:table-cell>
              <table:table-cell office:value-type="float" office:value="1.06">
                <text:p>1.06</text:p>
                <draw:g>
                  <svg:desc>Sheet1.G2:Sheet1.G9</svg:desc>
                </draw:g>
              </table:table-cell>
              <table:table-cell office:value-type="float" office:value="1.03">
                <text:p>1.03</text:p>
                <draw:g>
                  <svg:desc>Sheet1.H2:Sheet1.H9</svg:desc>
                </draw:g>
              </table:table-cell>
              <table:table-cell office:value-type="float" office:value="1.09">
                <text:p>1.09</text:p>
                <draw:g>
                  <svg:desc>Sheet1.I2:Sheet1.I9</svg:desc>
                </draw:g>
              </table:table-cell>
              <table:table-cell office:value-type="float" office:value="1.05">
                <text:p>1.05</text:p>
                <draw:g>
                  <svg:desc>Sheet1.J2:Sheet1.J9</svg:desc>
                </draw:g>
              </table:table-cell>
              <table:table-cell office:value-type="float" office:value="1.02">
                <text:p>1.02</text:p>
                <draw:g>
                  <svg:desc>Sheet1.K2:Sheet1.K9</svg:desc>
                </draw:g>
              </table:table-cell>
              <table:table-cell office:value-type="float" office:value="1.01">
                <text:p>1.01</text:p>
                <draw:g>
                  <svg:desc>Sheet1.L2:Sheet1.L9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1.76">
                <text:p>21.76</text:p>
              </table:table-cell>
              <table:table-cell office:value-type="float" office:value="20.29">
                <text:p>20.29</text:p>
              </table:table-cell>
              <table:table-cell office:value-type="float" office:value="4.01">
                <text:p>4.01</text:p>
              </table:table-cell>
              <table:table-cell office:value-type="float" office:value="1.89">
                <text:p>1.89</text:p>
              </table:table-cell>
              <table:table-cell office:value-type="float" office:value="1.52">
                <text:p>1.52</text:p>
              </table:table-cell>
              <table:table-cell office:value-type="float" office:value="1.42">
                <text:p>1.42</text:p>
              </table:table-cell>
              <table:table-cell office:value-type="float" office:value="1.33">
                <text:p>1.33</text:p>
              </table:table-cell>
              <table:table-cell office:value-type="float" office:value="1.4">
                <text:p>1.4</text:p>
              </table:table-cell>
              <table:table-cell office:value-type="float" office:value="1.34">
                <text:p>1.34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39.74">
                <text:p>39.74</text:p>
              </table:table-cell>
              <table:table-cell office:value-type="float" office:value="34.81">
                <text:p>34.81</text:p>
              </table:table-cell>
              <table:table-cell office:value-type="float" office:value="12.7">
                <text:p>12.7</text:p>
              </table:table-cell>
              <table:table-cell office:value-type="float" office:value="3.08">
                <text:p>3.08</text:p>
              </table:table-cell>
              <table:table-cell office:value-type="float" office:value="1.96">
                <text:p>1.96</text:p>
              </table:table-cell>
              <table:table-cell office:value-type="float" office:value="1.74">
                <text:p>1.74</text:p>
              </table:table-cell>
              <table:table-cell office:value-type="float" office:value="1.66">
                <text:p>1.66</text:p>
              </table:table-cell>
              <table:table-cell office:value-type="float" office:value="1.75">
                <text:p>1.75</text:p>
              </table:table-cell>
              <table:table-cell office:value-type="float" office:value="1.6">
                <text:p>1.6</text:p>
              </table:table-cell>
              <table:table-cell office:value-type="float" office:value="1.52">
                <text:p>1.5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60.13">
                <text:p>60.13</text:p>
              </table:table-cell>
              <table:table-cell office:value-type="float" office:value="54.05">
                <text:p>54.05</text:p>
              </table:table-cell>
              <table:table-cell office:value-type="float" office:value="31.12">
                <text:p>31.12</text:p>
              </table:table-cell>
              <table:table-cell office:value-type="float" office:value="12.95">
                <text:p>12.95</text:p>
              </table:table-cell>
              <table:table-cell office:value-type="float" office:value="7.44">
                <text:p>7.44</text:p>
              </table:table-cell>
              <table:table-cell office:value-type="float" office:value="4.99">
                <text:p>4.99</text:p>
              </table:table-cell>
              <table:table-cell office:value-type="float" office:value="2.22">
                <text:p>2.22</text:p>
              </table:table-cell>
              <table:table-cell office:value-type="float" office:value="2.38">
                <text:p>2.38</text:p>
              </table:table-cell>
              <table:table-cell office:value-type="float" office:value="2.11">
                <text:p>2.11</text:p>
              </table:table-cell>
              <table:table-cell office:value-type="float" office:value="2.1">
                <text:p>2.1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float" office:value="0.999">
                <text:p>0.999</text:p>
              </table:table-cell>
              <table:table-cell office:value-type="float" office:value="73.73">
                <text:p>73.73</text:p>
              </table:table-cell>
              <table:table-cell office:value-type="float" office:value="68.16">
                <text:p>68.16</text:p>
              </table:table-cell>
              <table:table-cell office:value-type="float" office:value="47.81">
                <text:p>47.81</text:p>
              </table:table-cell>
              <table:table-cell office:value-type="float" office:value="29.76">
                <text:p>29.76</text:p>
              </table:table-cell>
              <table:table-cell office:value-type="float" office:value="17.3">
                <text:p>17.3</text:p>
              </table:table-cell>
              <table:table-cell office:value-type="float" office:value="13.27">
                <text:p>13.27</text:p>
              </table:table-cell>
              <table:table-cell office:value-type="float" office:value="5.3">
                <text:p>5.3</text:p>
              </table:table-cell>
              <table:table-cell office:value-type="float" office:value="7.8">
                <text:p>7.8</text:p>
              </table:table-cell>
              <table:table-cell office:value-type="float" office:value="4.39">
                <text:p>4.39</text:p>
              </table:table-cell>
              <table:table-cell office:value-type="float" office:value="4.8">
                <text:p>4.8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float" office:value="0.9999">
                <text:p>0.9999</text:p>
              </table:table-cell>
              <table:table-cell office:value-type="float" office:value="88.96">
                <text:p>88.96</text:p>
              </table:table-cell>
              <table:table-cell office:value-type="float" office:value="78.01">
                <text:p>78.01</text:p>
              </table:table-cell>
              <table:table-cell office:value-type="float" office:value="63.04">
                <text:p>63.04</text:p>
              </table:table-cell>
              <table:table-cell office:value-type="float" office:value="46.21">
                <text:p>46.21</text:p>
              </table:table-cell>
              <table:table-cell office:value-type="float" office:value="26.25">
                <text:p>26.25</text:p>
              </table:table-cell>
              <table:table-cell office:value-type="float" office:value="19.47">
                <text:p>19.47</text:p>
              </table:table-cell>
              <table:table-cell office:value-type="float" office:value="12.3">
                <text:p>12.3</text:p>
              </table:table-cell>
              <table:table-cell office:value-type="float" office:value="19.15">
                <text:p>19.15</text:p>
              </table:table-cell>
              <table:table-cell office:value-type="float" office:value="7.35">
                <text:p>7.35</text:p>
              </table:table-cell>
              <table:table-cell office:value-type="float" office:value="7.07">
                <text:p>7.07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0.99999">
                <text:p>0.99999</text:p>
              </table:table-cell>
              <table:table-cell office:value-type="float" office:value="106.3">
                <text:p>106.3</text:p>
              </table:table-cell>
              <table:table-cell office:value-type="float" office:value="88.64">
                <text:p>88.64</text:p>
              </table:table-cell>
              <table:table-cell office:value-type="float" office:value="74.94">
                <text:p>74.94</text:p>
              </table:table-cell>
              <table:table-cell office:value-type="float" office:value="53.89">
                <text:p>53.89</text:p>
              </table:table-cell>
              <table:table-cell office:value-type="float" office:value="32.43">
                <text:p>32.43</text:p>
              </table:table-cell>
              <table:table-cell office:value-type="float" office:value="26.42">
                <text:p>26.42</text:p>
              </table:table-cell>
              <table:table-cell office:value-type="float" office:value="15.76">
                <text:p>15.76</text:p>
              </table:table-cell>
              <table:table-cell office:value-type="float" office:value="23.98">
                <text:p>23.98</text:p>
              </table:table-cell>
              <table:table-cell office:value-type="float" office:value="7.35">
                <text:p>7.35</text:p>
              </table:table-cell>
              <table:table-cell office:value-type="float" office:value="7.07">
                <text:p>7.07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1.42">
                <text:p>111.42</text:p>
              </table:table-cell>
              <table:table-cell office:value-type="float" office:value="96.32">
                <text:p>96.32</text:p>
              </table:table-cell>
              <table:table-cell office:value-type="float" office:value="80.96">
                <text:p>80.96</text:p>
              </table:table-cell>
              <table:table-cell office:value-type="float" office:value="57.66">
                <text:p>57.66</text:p>
              </table:table-cell>
              <table:table-cell office:value-type="float" office:value="34.33">
                <text:p>34.33</text:p>
              </table:table-cell>
              <table:table-cell office:value-type="float" office:value="27.53">
                <text:p>27.53</text:p>
              </table:table-cell>
              <table:table-cell office:value-type="float" office:value="15.76">
                <text:p>15.76</text:p>
              </table:table-cell>
              <table:table-cell office:value-type="float" office:value="23.98">
                <text:p>23.98</text:p>
              </table:table-cell>
              <table:table-cell office:value-type="float" office:value="7.35">
                <text:p>7.35</text:p>
              </table:table-cell>
              <table:table-cell office:value-type="float" office:value="7.07">
                <text:p>7.07</text:p>
              </table:table-cell>
              <table:table-cell office:value-type="float" office:value="3.02">
                <text:p>3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